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Default">
      <style:paragraph-properties fo:margin-left="0cm" fo:margin-right="0cm" fo:margin-top="0cm" fo:margin-bottom="0cm" style:contextual-spacing="false" fo:text-indent="0cm" style:auto-text-indent="false"/>
    </style:style>
    <style:style style:name="P2" style:family="paragraph" style:parent-style-name="Default">
      <style:paragraph-properties fo:margin-left="0cm" fo:margin-right="0cm" fo:margin-top="0cm" fo:margin-bottom="0cm" style:contextual-spacing="false" fo:text-indent="0cm" style:auto-text-indent="false" fo:break-before="page"/>
    </style:style>
    <style:style style:name="P3" style:family="paragraph" style:parent-style-name="Default">
      <style:text-properties style:text-line-through-style="none" style:text-line-through-type="none" style:font-name="Calibri" fo:font-size="11pt" style:text-underline-style="none" style:font-size-asian="11pt"/>
    </style:style>
    <style:style style:name="P4" style:family="paragraph" style:parent-style-name="Default">
      <style:text-properties style:text-line-through-style="none" style:text-line-through-type="none" fo:font-size="11pt" style:text-underline-style="none" style:font-size-asian="11pt"/>
    </style:style>
    <style:style style:name="P5" style:family="paragraph" style:parent-style-name="Default">
      <style:text-properties officeooo:rsid="0010454f" officeooo:paragraph-rsid="0010454f"/>
    </style:style>
    <style:style style:name="P6" style:family="paragraph" style:parent-style-name="Standard">
      <style:text-properties officeooo:rsid="0010454f" officeooo:paragraph-rsid="0010454f"/>
    </style:style>
    <style:style style:name="T1" style:family="text">
      <style:text-properties fo:font-size="20pt" style:font-size-asian="20pt"/>
    </style:style>
    <style:style style:name="T2" style:family="text">
      <style:text-properties style:text-line-through-style="none" style:text-line-through-type="none" style:font-name="Calibri" fo:font-size="11pt" style:text-underline-style="none" style:font-size-asian="11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Sistemas Informáticos</text:p>
      <text:p text:style-name="P6">Enrique Ferrer Melián</text:p>
      <text:p text:style-name="P6"/>
      <text:p text:style-name="P5"/>
      <text:p text:style-name="Default"><text:span text:style-name="T1">Regex </text:span></text:p>
      <text:p text:style-name="Default"><text:span text:style-name="T2">Realiza un script que pida los siguientes datos y verifique correctamente que son válidos, mostrando un mensaje apropiado. </text:span></text:p>
      <text:p text:style-name="P1"><text:span text:style-name="T2">1. Introduce una palabra con sólo letras. </text:span></text:p>
      <text:p text:style-name="P3"/>
      <text:p text:style-name="Default"><text:span text:style-name="T2">Sí: comER </text:span></text:p>
      <text:p text:style-name="Default"><text:span text:style-name="T2">No: 2Hola </text:span></text:p>
      <text:p text:style-name="Default"><text:span text:style-name="T2"/></text:p>
      <text:p text:style-name="Default"><text:span text:style-name="T2">read -p "Introduce una palabra con sólo letras. " pal<text:line-break/>if [[ $pal =~ ^[a-zA-Z]+$ ]]; then<text:line-break/><text:tab/>echo "Correcto, pasa a la siguiente fase"<text:line-break/>else<text:line-break/><text:tab/>echo "Incorrecto"<text:line-break/><text:tab/>exit<text:line-break/>fi</text:span></text:p>
      <text:p text:style-name="Default"><text:span text:style-name="T2"/></text:p>
      <text:p text:style-name="Default"><text:span text:style-name="T2"/></text:p>
      <text:p text:style-name="P1"><text:span text:style-name="T2">2. Introduce una palabra con sólo letras, pero sólo la primera letra será mayúscula. </text:span></text:p>
      <text:p text:style-name="P4"/>
      <text:p text:style-name="Default"><text:span text:style-name="T2">Sí: Hola </text:span></text:p>
      <text:p text:style-name="Default"><text:span text:style-name="T2">No: hola </text:span></text:p>
      <text:p text:style-name="Default"><text:span text:style-name="T2"/></text:p>
      <text:p text:style-name="Default"><text:span text:style-name="T2">read -p "Introduce una palabra con sólo letras, pero sólo la primera letra será mayúscula. " pal<text:line-break/>if [[ $pal =~ ^[A-Z][a-z]+$ ]]; then<text:line-break/><text:tab/>echo "Correcto, pasa a la siguiente fase"<text:line-break/>else<text:line-break/><text:tab/>echo "Incorrecto"<text:line-break/><text:tab/>exit<text:line-break/>fi</text:span></text:p>
      <text:p text:style-name="Default"><text:span text:style-name="T2"/></text:p>
      <text:p text:style-name="Default"><text:span text:style-name="T2"/></text:p>
      <text:p text:style-name="P1"><text:span text:style-name="T2">3. Introduce un número que empiece obligatoriamente por el 1. </text:span></text:p>
      <text:p text:style-name="P3"/>
      <text:p text:style-name="Default"><text:span text:style-name="T2">Sí: 1543 </text:span></text:p>
      <text:p text:style-name="Default"><text:span text:style-name="T2">No: 234 o sda243 </text:span></text:p>
      <text:p text:style-name="Default"><text:span text:style-name="T2"/></text:p>
      <text:p text:style-name="Default"><text:span text:style-name="T2">read -p "Introduce un número que empiece obligatoriamente por el 1. " pal<text:line-break/>if [[ $pal =~ ^[1][0-9]+$ ]]; then<text:line-break/><text:tab/>echo "Correcto, pasa a la siguiente fase"<text:line-break/>else<text:line-break/><text:tab/>echo "Incorrecto"<text:line-break/><text:tab/>exit<text:line-break/>fi</text:span></text:p>
      <text:p text:style-name="Default"><text:span text:style-name="T2"/></text:p>
      <text:p text:style-name="Default"><text:span text:style-name="T2"/></text:p>
      <text:p text:style-name="P1"><text:span text:style-name="T2"/></text:p>
      <text:p text:style-name="P2"><text:span text:style-name="T2">4. Introduce una palabra que empiece por un dígito, contenga entre medias cualquier letra y termine en un dígito. </text:span></text:p>
      <text:p text:style-name="P4"/>
      <text:p text:style-name="Default"><text:span text:style-name="T2">Sí: 6abcd8 </text:span></text:p>
      <text:p text:style-name="Default"><text:span text:style-name="T2">No: sda3, o 1abc </text:span></text:p>
      <text:p text:style-name="Default"><text:span text:style-name="T2"/></text:p>
      <text:p text:style-name="Default"><text:span text:style-name="T2">read -p "Introduce una palabra que empiece por un dígito, contenga entre medias cualquier letra<text:line-break/>y termine en un dígito. " pal<text:line-break/>if [[ $pal =~ ^[0-9][a-zA-Z]+[0-9]$ ]]; then<text:line-break/><text:tab/>echo "Correcto, pasa a la siguiente fase"<text:line-break/>else<text:line-break/><text:tab/>echo "Incorrecto"<text:line-break/><text:tab/>exit<text:line-break/>fi</text:span></text:p>
      <text:p text:style-name="Default"><text:span text:style-name="T2"/></text:p>
      <text:p text:style-name="Default"><text:span text:style-name="T2"/></text:p>
      <text:p text:style-name="P1"><text:span text:style-name="T2">5. Introduce una palabra que contenga sólo 8 dígitos y una letra mayúscula. </text:span></text:p>
      <text:p text:style-name="P3"/>
      <text:p text:style-name="Default"><text:span text:style-name="T2">Sí: 43249012B </text:span></text:p>
      <text:p text:style-name="Default"><text:span text:style-name="T2">No: 43242a </text:span></text:p>
      <text:p text:style-name="Default"><text:span text:style-name="T2"/></text:p>
      <text:p text:style-name="Default"><text:span text:style-name="T2">read -p "Introduce una palabra que contenga sólo 8 dígitos y una letra. " pal<text:line-break/>if [[ $pal =~ ^[0-9]{8}[a-zA-Z]$ ]]; then<text:line-break/><text:tab/>echo "Correcto, pasa a la siguiente fase"<text:line-break/>else<text:line-break/><text:tab/>echo "Incorrecto"<text:line-break/><text:tab/>exit<text:line-break/>fi</text:span></text:p>
      <text:p text:style-name="Default"><text:span text:style-name="T2"/></text:p>
      <text:p text:style-name="Default"><text:span text:style-name="T2"/></text:p>
      <text:p text:style-name="P1"><text:span text:style-name="T2">6. Introduce una palabra que contenga sólo 8 dígitos y una letra mayúscula. </text:span></text:p>
      <text:p text:style-name="P3"/>
      <text:p text:style-name="Default"><text:span text:style-name="T2">Sí: 43249012B </text:span></text:p>
      <text:p text:style-name="Default"><text:span text:style-name="T2">No: 43242A </text:span></text:p>
      <text:p text:style-name="Default"><text:span text:style-name="T2"/></text:p>
      <text:p text:style-name="Default"><text:span text:style-name="T2">read -p "Introduce una palabra que contenga sólo 8 dígitos y una letra mayúscula." pal<text:line-break/>if [[ $pal =~ ^[0-9]{8}[A-Z]$ ]]; then<text:line-break/><text:tab/>echo "Correcto, pasa a la siguiente fase"<text:line-break/>else<text:line-break/><text:tab/>echo "Incorrecto"<text:line-break/><text:tab/>exit<text:line-break/>fi</text:span></text:p>
      <text:p text:style-name="Default"><text:span text:style-name="T2"/></text:p>
      <text:p text:style-name="Default"><text:span text:style-name="T2"/></text:p>
      <text:p text:style-name="P1"><text:span text:style-name="T2">7. Verifica un teléfono, como 666222333</text:span></text:p>
      <text:p text:style-name="P1"><text:span text:style-name="T2"/></text:p>
      <text:p text:style-name="P1"><text:span text:style-name="T2">read -p "Verifica un teléfono, como +34 666222333 " pal<text:line-break/>if [[ $pal =~ ^\+[3][4][0-9]{9}$ ]]; then<text:line-break/><text:tab/>echo "Correcto, pasa a la siguiente fase"<text:line-break/>else<text:line-break/><text:tab/>echo "Incorrecto"<text:line-break/><text:tab/>exit<text:line-break/>fi </text:span></text:p>
      <text:p text:style-name="P3"/>
      <text:p text:style-name="P1"><text:soft-page-break/><text:span text:style-name="T2">8. Verifica un campo de una dirección IP, su rango es de 0 a 255 </text:span></text:p>
      <text:p text:style-name="P6">read -p "Verifica un campo de una dirección IP, su rango es de 0 a 255: " pal<text:line-break/>if [[ $pal =~ ^([0-9]\.|[01][0-9]{1,2}\.|[2][0-5][0-5]\.)([0-9]\.|[01][0-9]{1,2}\.|[2][0-5][0-5]\.)([0-9]\.|[01][0-9]{1,2}\.|[2][0-5][0-5]\.)([0-9]|[01][0-9]{1,2}|[2][0-5][0-5])$ ]]; then<text:line-break/><text:tab/>echo "Esta era la última prueba. Has desafiado los paradigmas del Regex diabolico."<text:line-break/>else<text:line-break/><text:tab/>echo "Incorrecto"<text:line-break/><text:tab/>exit<text:line-break/>fi <text:line-break/><text:lin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Default" style:family="paragraph" style:default-outline-level="">
      <style:paragraph-properties fo:text-align="start" style:justify-single-word="false"/>
      <style:text-properties fo:color="#000000" loext:opacity="100%" style:font-name="Arial" fo:font-family="Arial" style:font-family-generic="roman" style:font-pitch="variable" fo:font-size="12pt"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elias</meta:initial-creator>
    <meta:creation-date>2022-11-22T19:50:00</meta:creation-date>
    <dc:date>2022-11-25T10:26:25.050000000</dc:date>
    <meta:editing-duration>PT8M21S</meta:editing-duration>
    <meta:editing-cycles>1</meta:editing-cycles>
    <meta:document-statistic meta:table-count="0" meta:image-count="0" meta:object-count="0" meta:page-count="3" meta:paragraph-count="32" meta:word-count="427" meta:character-count="2631" meta:non-whitespace-character-count="2187"/>
    <meta:generator>LibreOffice/7.2.2.2$Windows_X86_64 LibreOffice_project/02b2acce88a210515b4a5bb2e46cbfb63fe97d56</meta:generator>
  </office:meta>
</office:document-meta>
</file>